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7-29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6-3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5-2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4-14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1-15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0-28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8-21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6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5-22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4-30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3-01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2-20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1-01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8-03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6-06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4-24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4-12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2-27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0-14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9-09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6-16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5-2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4-18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2-22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2-22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0-22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8-16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7-21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5-20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4-02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1-22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2-23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8-24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7-16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6-24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5-26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2-2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1-31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2-04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7-29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6-25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5-28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4-24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3-28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2-26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2-07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0-30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9-27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8-31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7-31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6-27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5-29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3-29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2-2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2-27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1-21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0-31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9-29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8-3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7-25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6-21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5-23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4-24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3-2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2-28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7-01-31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6-12-19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6-11-28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6-10-19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6-08-22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6-07-1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6-06-14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6-05-18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6-04-21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6-03-16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6-02-18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6-01-2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5-12-18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5-11-16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5-10-19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5-09-14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5-08-17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5-07-15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5-06-18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5-05-20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5-04-13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5-01-21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4-11-21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4-10-2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4-09-19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4-08-25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4-07-23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4-06-16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4-05-14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4-04-25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4-03-19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4-02-25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4-01-16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3-12-13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3-11-15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3-09-13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3-08-16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3-07-23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3-06-20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3-05-14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3-04-16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3-03-21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3-01-16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2-12-20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2-11-30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2-09-20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2-08-14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2-07-13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2-06-19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2-05-29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2-04-16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2-03-19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2-02-24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2-01-18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1-12-20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1-11-21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1-10-17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1-09-16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1-08-17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1-08-03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1-06-20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1-05-23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1-04-14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1-03-25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0-11-15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0-10-25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0-09-17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0-08-16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0-07-2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0-06-15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0-05-26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0-04-19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0-04-07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0-03-08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10-01-21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9-12-29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9-12-04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9-10-27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9-09-24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9-08-18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9-07-15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9-06-29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9-05-19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9-04-27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9-03-23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9-02-17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9-01-22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8-12-15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8-11-26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8-10-14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8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8-08-28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8-07-1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8-06-24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8-05-16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8-04-2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8-03-31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8-02-29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8-01-16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7-12-13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7-11-13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7-10-18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7-09-20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7-09-05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7-07-17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7-06-20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7-05-14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7-04-23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7-03-27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7-02-22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7-01-18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6-12-27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6-11-17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6-10-31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6-09-18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6-08-15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6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6-06-16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6-05-25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6-04-2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6-03-21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6-02-24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6-01-19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5-12-28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5-11-28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5-09-21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5-08-15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5-07-18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5-06-2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5-05-25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5-04-26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5-02-2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5-01-20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4-12-1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4-11-1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4-10-18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4-09-23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4-07-21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4-06-15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4-05-21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4-04-20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4-03-17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4-02-19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4-01-2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3-12-17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3-11-19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3-10-20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3-09-1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3-08-19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3-07-23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3-06-16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3-05-29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3-04-16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3-03-17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3-02-2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3-01-15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2-12-23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2-11-21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2-10-22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2-09-26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2-08-22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2-07-15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2-06-17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2-05-20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2-04-1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2-03-19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2-02-19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2-01-2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1-12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1-11-28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1-10-24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1-09-1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1-08-2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1-07-18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1-06-26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1-05-3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1-04-18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1-03-20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1-02-20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0-12-19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0-11-22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0-10-27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0-09-27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0-08-22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0-07-19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0-06-21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0-05-17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0-04-2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2000-03-22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9-12-21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9-11-29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9-10-26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9-09-27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9-08-25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9-07-15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9-06-25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9-05-1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9-04-2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9-03-23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9-02-17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9-01-26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8-11-18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8-10-27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8-09-29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8-08-31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8-07-20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8-06-24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8-05-27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8-04-22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8-03-17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8-01-22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7-12-18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7-11-24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7-09-19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7-08-28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7-07-14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7-06-19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7-05-2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7-03-14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7-02-21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7-01-27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6-12-26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6-09-1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6-06-25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6-03-2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6-01-25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5-11-30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5-09-28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5-07-24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5-05-19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5-03-20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5-01-19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4-12-21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4-10-2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4-09-28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4-08-30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4-07-2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4-06-21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4-05-25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4-04-21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4-03-3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4-02-22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3-12-21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3-11-26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3-10-26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3-09-28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3-08-25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3-07-15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3-06-3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3-05-18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3-04-23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3-03-2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3-03-02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3-01-29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2-12-29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2-11-17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2-10-27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2-09-17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2-08-26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2-07-22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2-06-16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2-05-21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2-04-23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2-03-18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2-02-20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2-01-30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1-12-30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1-11-26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1-10-2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1-09-18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1-08-23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1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1-06-11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1-05-2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1-04-25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1-03-2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1-02-22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1-02-0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0-12-17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0-11-26 2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0-10-16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0-09-20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0-09-19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0-08-20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0-08-15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0-07-23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0-07-11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0-06-18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0-06-1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0-06-05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0-05-15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0-04-27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0-04-16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0-03-26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0-03-13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0-02-2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0-01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0-01-1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90-01-0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89-11-21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89-10-24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89-10-04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89-09-28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89-08-22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89-07-21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89-06-2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89-05-22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89-04-18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89-03-27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89-02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89-01-27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88-12-29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88-11-21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88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88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88-08-26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88-07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88-06-2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88-05-25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88-04-23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88-03-22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88-02-23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88-01-29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87-12-28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87-11-20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87-10-2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87-09-24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87-08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87-07-2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87-06-24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87-03-2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86-12-0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86-09-04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86-06-03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85-12-05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85-10-08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85-07-11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85-03-29 0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85-01-09 2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8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8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83-12-30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83-09-23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83-06-22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83-03-18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82-12-29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82-09-21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34072223601</text:p>
          </table:table-cell>
          <table:table-cell office:value-type="string" calcext:value-type="string">
            <text:p>S 16783. 2</text:p>
          </table:table-cell>
          <table:table-cell office:value-type="string" calcext:value-type="string">
            <text:p>1982-07-08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3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644" meta:object-count="0"/>
    <meta:user-defined meta:name="AppVersion">3.0</meta:user-defined>
  </office:meta>
</office:document-meta>
</file>